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Párrafodelista" style:family="paragraph"/>
    <style:style style:name="T12" style:parent-style-name="Fuentedepárrafopredeter." style:family="text">
      <style:text-properties fo:font-size="16pt" style:font-size-asian="16pt" style:font-size-complex="16pt"/>
    </style:style>
    <style:style style:name="P13" style:parent-style-name="Párrafodelista" style:family="paragraph"/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Párrafodelista" style:family="paragraph"/>
    <style:style style:name="T16" style:parent-style-name="Fuentedepárrafopredeter." style:family="text">
      <style:text-properties fo:font-size="16pt" style:font-size-asian="16pt" style:font-size-complex="16pt"/>
    </style:style>
    <style:style style:name="P17" style:parent-style-name="Párrafodelista" style:family="paragraph"/>
    <style:style style:name="T18" style:parent-style-name="Fuentedepárrafopredeter." style:family="text">
      <style:text-properties fo:font-size="16pt" style:font-size-asian="16pt" style:font-size-complex="16pt"/>
    </style:style>
    <style:style style:name="P19" style:parent-style-name="Párrafodelista" style:family="paragraph"/>
    <style:style style:name="T20" style:parent-style-name="Fuentedepárrafopredeter." style:family="text">
      <style:text-properties fo:font-size="16pt" style:font-size-asian="16pt" style:font-size-complex="16pt"/>
    </style:style>
    <style:style style:name="P21" style:parent-style-name="Párrafodelista" style:family="paragraph"/>
    <style:style style:name="T22" style:parent-style-name="Fuentedepárrafopredeter." style:family="text">
      <style:text-properties fo:font-size="16pt" style:font-size-asian="16pt" style:font-size-complex="16pt"/>
    </style:style>
    <style:style style:name="P23" style:parent-style-name="Párrafodelista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Párrafodelista" style:family="paragraph">
      <style:text-properties fo:font-size="14pt" style:font-size-asian="14pt" style:font-size-complex="14pt"/>
    </style:style>
    <style:style style:name="P27" style:parent-style-name="Párrafodelista" style:family="paragraph">
      <style:text-properties fo:font-size="14pt" style:font-size-asian="14pt" style:font-size-complex="14pt"/>
    </style:style>
    <style:style style:name="P28" style:parent-style-name="Párrafodelista" style:family="paragraph">
      <style:text-properties fo:font-size="14pt" style:font-size-asian="14pt" style:font-size-complex="14pt"/>
    </style:style>
    <style:style style:name="P29" style:parent-style-name="Párrafodelista" style:family="paragraph"/>
    <style:style style:name="T30" style:parent-style-name="Fuentedepárrafopredeter." style:family="text">
      <style:text-properties fo:font-size="14pt" style:font-size-asian="14pt" style:font-size-complex="14pt"/>
    </style:style>
    <style:style style:name="T31" style:parent-style-name="Fuentedepárrafopredeter." style:family="text">
      <style:text-properties style:font-name="Helvetica" style:font-name-complex="Helvetica" fo:color="#4A4A4A" fo:font-size="10.5pt" style:font-size-asian="10.5pt" style:font-size-complex="10.5pt" fo:background-color="#FFFFFF"/>
    </style:style>
    <style:style style:name="T32" style:parent-style-name="Fuentedepárrafopredeter." style:family="text">
      <style:text-properties fo:font-size="14pt" style:font-size-asian="14pt" style:font-size-complex="14pt"/>
    </style:style>
    <style:style style:name="P33" style:parent-style-name="Párrafodelista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Párrafodelista" style:family="paragraph"/>
    <style:style style:name="T39" style:parent-style-name="Fuentedepárrafopredeter." style:family="text">
      <style:text-properties fo:font-size="14pt" style:font-size-asian="14pt" style:font-size-complex="14pt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Textoennegrita" style:family="text">
      <style:text-properties style:font-name="Helvetica" style:font-name-complex="Helvetica" fo:color="#666666" fo:font-size="10.5pt" style:font-size-asian="10.5pt" style:font-size-complex="10.5pt" fo:background-color="#FFFFFF"/>
    </style:style>
    <style:style style:name="T42" style:parent-style-name="Fuentedepárrafopredeter." style:family="text">
      <style:text-properties style:font-name="Helvetica" style:font-name-complex="Helvetica" fo:color="#666666" fo:font-size="10.5pt" style:font-size-asian="10.5pt" style:font-size-complex="10.5pt" fo:background-color="#FFFFFF"/>
    </style:style>
    <style:style style:name="P43" style:parent-style-name="Párrafodelista" style:family="paragraph">
      <style:text-properties fo:font-size="14pt" style:font-size-asian="14pt" style:font-size-complex="14pt"/>
    </style:style>
    <style:style style:name="P44" style:parent-style-name="Párrafodelista" style:family="paragraph">
      <style:text-properties fo:font-size="14pt" style:font-size-asian="14pt" style:font-size-complex="14pt"/>
    </style:style>
    <style:style style:name="P45" style:parent-style-name="Párrafodelista" style:family="paragraph">
      <style:text-properties fo:font-size="14pt" style:font-size-asian="14pt" style:font-size-complex="14pt"/>
    </style:style>
    <style:style style:name="P46" style:parent-style-name="Párrafodelista" style:family="paragraph">
      <style:text-properties fo:font-size="14pt" style:font-size-asian="14pt" style:font-size-complex="14pt"/>
    </style:style>
    <style:style style:name="P47" style:parent-style-name="Párrafodelista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Párrafodelista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Párrafodelista" style:family="paragraph"/>
    <style:style style:name="T50" style:parent-style-name="Fuentedepárrafopredeter." style:family="text">
      <style:text-properties fo:font-size="14pt" style:font-size-asian="14pt" style:font-size-complex="14pt"/>
    </style:style>
    <style:style style:name="P51" style:parent-style-name="Párrafodelista" style:family="paragraph"/>
    <style:style style:name="T52" style:parent-style-name="Fuentedepárrafopredeter." style:family="text">
      <style:text-properties fo:font-size="14pt" style:font-size-asian="14pt" style:font-size-complex="14pt"/>
    </style:style>
    <style:style style:name="P53" style:parent-style-name="Párrafodelista" style:family="paragraph"/>
    <style:style style:name="T54" style:parent-style-name="Fuentedepárrafopredeter." style:family="text">
      <style:text-properties fo:font-size="14pt" style:font-size-asian="14pt" style:font-size-complex="14pt"/>
    </style:style>
    <style:style style:name="P55" style:parent-style-name="Párrafodelista" style:family="paragraph"/>
    <style:style style:name="T56" style:parent-style-name="Fuentedepárrafopredeter." style:family="text">
      <style:text-properties fo:font-size="14pt" style:font-size-asian="14pt" style:font-size-complex="14pt"/>
    </style:style>
    <style:style style:name="P57" style:parent-style-name="Párrafodelista" style:family="paragraph">
      <style:text-properties fo:font-size="14pt" style:font-size-asian="14pt" style:font-size-complex="14pt"/>
    </style:style>
    <style:style style:name="P58" style:parent-style-name="Normal" style:family="paragraph">
      <style:paragraph-properties fo:margin-left="0.0986in">
        <style:tab-stops/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 fo:margin-left="0.0986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fo:font-size="14pt" style:font-size-asian="14pt" style:font-size-complex="14pt"/>
    </style:style>
    <style:style style:name="T61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2" style:parent-style-name="Párrafodelista" style:family="paragraph">
      <style:text-properties fo:font-size="14pt" style:font-size-asian="14pt" style:font-size-complex="14pt"/>
    </style:style>
    <style:style style:name="P63" style:parent-style-name="Párrafodelista" style:family="paragraph">
      <style:text-properties fo:font-size="14pt" style:font-size-asian="14pt" style:font-size-complex="14pt"/>
    </style:style>
    <style:style style:name="P64" style:parent-style-name="Párrafodelista" style:family="paragraph">
      <style:text-properties fo:font-size="14pt" style:font-size-asian="14pt" style:font-size-complex="14pt"/>
    </style:style>
    <style:style style:name="P6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6" style:parent-style-name="Párrafodelista" style:family="paragraph"/>
    <style:style style:name="T67" style:parent-style-name="Fuentedepárrafopredeter." style:family="text">
      <style:text-properties fo:font-size="16pt" style:font-size-asian="16pt" style:font-size-complex="16pt"/>
    </style:style>
    <style:style style:name="P68" style:parent-style-name="Párrafodelista" style:family="paragraph"/>
    <style:style style:name="T69" style:parent-style-name="Fuentedepárrafopredeter." style:family="text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1" style:parent-style-name="Normal" style:family="paragraph">
      <style:paragraph-properties fo:margin-left="0.0986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fo:font-size="14pt" style:font-size-asian="14pt" style:font-size-complex="14pt"/>
    </style:style>
    <style:style style:name="T7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Párrafodelista" style:family="paragraph">
      <style:text-properties fo:font-size="14pt" style:font-size-asian="14pt" style:font-size-complex="14pt"/>
    </style:style>
    <style:style style:name="P75" style:parent-style-name="Párrafodelista" style:family="paragraph">
      <style:text-properties fo:font-size="16pt" style:font-size-asian="16pt" style:font-size-complex="16pt"/>
    </style:style>
    <style:style style:name="P76" style:parent-style-name="Párrafodelista" style:family="paragraph">
      <style:text-properties fo:font-size="14pt" style:font-size-asian="14pt" style:font-size-complex="14pt"/>
    </style:style>
    <style:style style:name="P7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fo:font-size="16pt" style:font-size-asian="16pt" style:font-size-complex="16pt"/>
    </style:style>
    <style:style style:name="T81" style:parent-style-name="Fuentedepárrafopredeter.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82" style:parent-style-name="Fuentedepárrafopredeter." style:family="text">
      <style:text-properties fo:font-size="16pt" style:font-size-asian="16pt" style:font-size-complex="16pt"/>
    </style:style>
    <style:style style:name="P83" style:parent-style-name="Párrafodelista" style:family="paragraph">
      <style:text-properties fo:font-size="14pt" style:font-size-asian="14pt" style:font-size-complex="14pt"/>
    </style:style>
    <style:style style:name="P84" style:parent-style-name="Párrafodelista" style:family="paragraph">
      <style:text-properties fo:font-size="14pt" style:font-size-asian="14pt" style:font-size-complex="14pt"/>
    </style:style>
    <style:style style:name="P85" style:parent-style-name="Párrafodelista" style:family="paragraph">
      <style:text-properties fo:font-size="14pt" style:font-size-asian="14pt" style:font-size-complex="14pt"/>
    </style:style>
    <style:style style:name="P86" style:parent-style-name="Párrafodelista" style:family="paragraph">
      <style:text-properties fo:font-size="14pt" style:font-size-asian="14pt" style:font-size-complex="14pt"/>
    </style:style>
    <style:style style:name="P87" style:parent-style-name="Párrafodelista" style:family="paragraph">
      <style:text-properties fo:font-size="14pt" style:font-size-asian="14pt" style:font-size-complex="14pt"/>
    </style:style>
    <style:style style:name="P88" style:parent-style-name="Párrafodelista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Párrafodelista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Párrafodelista" style:family="paragraph"/>
    <style:style style:name="T91" style:parent-style-name="Fuentedepárrafopredeter." style:family="text">
      <style:text-properties fo:font-size="14pt" style:font-size-asian="14pt" style:font-size-complex="14pt"/>
    </style:style>
    <style:style style:name="P92" style:parent-style-name="Párrafodelista" style:family="paragraph"/>
    <style:style style:name="T93" style:parent-style-name="Fuentedepárrafopredeter." style:family="text">
      <style:text-properties fo:font-size="14pt" style:font-size-asian="14pt" style:font-size-complex="14pt"/>
    </style:style>
    <style:style style:name="P94" style:parent-style-name="Párrafodelista" style:family="paragraph"/>
    <style:style style:name="T95" style:parent-style-name="Fuentedepárrafopredeter." style:family="text">
      <style:text-properties fo:font-size="14pt" style:font-size-asian="14pt" style:font-size-complex="14pt"/>
    </style:style>
    <style:style style:name="P9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P10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0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7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10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Hipervínculo" style:family="text">
      <style:text-properties fo:font-weight="bold" style:font-weight-asian="bold" style:font-weight-complex="bold" fo:font-size="14pt" style:font-size-asian="14pt" style:font-size-complex="14pt"/>
    </style:style>
    <style:style style:name="P1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AREA 1(SEG)</text:p>
      <text:p text:style-name="P3">ERP</text:p>
      <text:p text:style-name="P4">Los sistemas de planificación de recursos empresariales (ERP) son sistemas de gestión de información que integran y automatizan muchas de las prácticas de negocio asociadas con los aspectos operativos o<text:s/>productivos de una empresa, eliminando así, complejas conexiones entre sistemas de distintos proveedores.</text:p>
      <text:p text:style-name="P5">CRM</text:p>
      <text:p text:style-name="P6">Los sistemas de gestión de las relaciones con clientes (CRM) es una aplicación que permite centralizar en una única base de datos todas las interacciones entre una empresa y sus clientes.</text:p>
      <text:p text:style-name="P7"/>
      <text:p text:style-name="P8">El CRM recopila toda la información de las gestiones comerciales manteniendo un histórico detallado del cliente, es decir, permite compartir y maximizar el conocimiento de un cliente dado y de esta forma entender<text:s/>sus necesidades y anticiparse a ellas.</text:p>
      <text:p text:style-name="P9"/>
      <text:p text:style-name="P10">Tipos de ERP</text:p>
      <text:list text:style-name="LFO1" text:continue-numbering="true">
        <text:list-item>
          <text:p text:style-name="P11"><text:span text:style-name="T12">ERP a medida</text:span></text:p>
        </text:list-item>
        <text:list-item>
          <text:p text:style-name="P13"><text:span text:style-name="T14">ERP predefinido</text:span></text:p>
        </text:list-item>
        <text:list-item>
          <text:p text:style-name="P15"><text:span text:style-name="T16">ERP Local</text:span></text:p>
        </text:list-item>
        <text:list-item>
          <text:p text:style-name="P17"><text:span text:style-name="T18">ERP en la nube</text:span></text:p>
        </text:list-item>
        <text:list-item>
          <text:p text:style-name="P19"><text:span text:style-name="T20">ERP vertical</text:span></text:p>
        </text:list-item>
        <text:list-item>
          <text:p text:style-name="P21"><text:span text:style-name="T22">ERP Código privado</text:span></text:p>
        </text:list-item>
      </text:list>
      <text:p text:style-name="P23"/>
      <text:p text:style-name="P24">ERP MÁS USADOS</text:p>
      <text:p text:style-name="P25">Los ERP más usados en las empresas hoy día son los siguientes:</text:p>
      <text:soft-page-break/>
      <text:list text:style-name="LFO2" text:continue-numbering="true">
        <text:list-item>
          <text:p text:style-name="P26">SAP : Es uno de los sistemas con<text:s/>mayor número de funciones. Por este motivo, puede llevar más tiempo ponerlo en práctica.</text:p>
        </text:list-item>
        <text:list-item>
          <text:p text:style-name="P27">Oracle : Inicialmente era una empresa de software para bases de datos y a partir de ahí, fue evolucionando hacia el ERP.</text:p>
        </text:list-item>
        <text:list-item>
          <text:p text:style-name="P28">Netsuite : Está dirigido a pequeñas y medianas<text:s/>empresas fundamentalmente, ya que está diseñado para adaptarse a las necesidades de los negocios en crecimiento.</text:p>
        </text:list-item>
        <text:list-item>
          <text:p text:style-name="P29"><text:span text:style-name="T30">Microsoft Dynamics :<text:s/></text:span><text:span text:style-name="T31"> </text:span><text:span text:style-name="T32">sistema de contabilidad financiera dirigida a PYMES.</text:span></text:p>
        </text:list-item>
      </text:list>
      <text:p text:style-name="P33"/>
      <text:p text:style-name="P34">VENTAJAS E INCOVENIENTES</text:p>
      <text:p text:style-name="P35"/>
      <text:p text:style-name="P36">SAP<text:s/></text:p>
      <text:p text:style-name="P37"><text:tab/>Ventajas :<text:s/></text:p>
      <text:list text:style-name="LFO3" text:continue-numbering="true">
        <text:list-item>
          <text:p text:style-name="P38"><text:span text:style-name="T39">Software<text:s/></text:span><text:span text:style-name="T40">personalizable y funcional</text:span><text:span text:style-name="T41">.</text:span><text:span text:style-name="T42"> </text:span></text:p>
        </text:list-item>
        <text:list-item>
          <text:p text:style-name="P43">Es portable.</text:p>
        </text:list-item>
        <text:list-item>
          <text:p text:style-name="P44">Compatible con otras aplicaciones. </text:p>
        </text:list-item>
        <text:list-item>
          <text:p text:style-name="P45">Capacidad estadística.</text:p>
        </text:list-item>
      </text:list>
      <text:p text:style-name="P46"/>
      <text:p text:style-name="P47">Desventajas :<text:s/></text:p>
      <text:p text:style-name="P48"/>
      <text:list text:style-name="LFO3" text:continue-numbering="true">
        <text:list-item>
          <text:p text:style-name="P49"><text:span text:style-name="T50">Es un software de difícil uso para los trabajadores</text:span></text:p>
        </text:list-item>
        <text:list-item>
          <text:p text:style-name="P51"><text:span text:style-name="T52">Implementación lenta</text:span></text:p>
        </text:list-item>
        <text:list-item>
          <text:p text:style-name="P53"><text:span text:style-name="T54">Altos costes.</text:span></text:p>
        </text:list-item>
        <text:list-item>
          <text:p text:style-name="P55"><text:span text:style-name="T56">Gastos de personal.</text:span></text:p>
        </text:list-item>
        <text:list-item>
          <text:p text:style-name="P57">Actualizaciones constantes</text:p>
        </text:list-item>
      </text:list>
      <text:p text:style-name="P58"/>
      <text:soft-page-break/>
      <text:p text:style-name="P59">Oracle</text:p>
      <text:p text:style-name="Normal"><text:span text:style-name="T60"><text:tab/></text:span><text:span text:style-name="T61">Ventajas :<text:s/></text:span></text:p>
      <text:list text:style-name="LFO3" text:continue-numbering="true">
        <text:list-item>
          <text:p text:style-name="P62">Permite el uso de particiones para la mejora de la eficiencia</text:p>
        </text:list-item>
        <text:list-item>
          <text:p text:style-name="P63">El software del servidor puede ejecutarse en multitud de sistemas operativos.</text:p>
        </text:list-item>
        <text:list-item>
          <text:p text:style-name="P64">Puede ejecutarse en todas las plataformas, desde una Pc hasta un supercomputador.</text:p>
        </text:list-item>
      </text:list>
      <text:p text:style-name="P65">Desventajas :<text:s/></text:p>
      <text:list text:style-name="LFO4" text:continue-numbering="true">
        <text:list-item>
          <text:p text:style-name="P66"><text:span text:style-name="T67">Su precio es elevado.</text:span></text:p>
        </text:list-item>
        <text:list-item>
          <text:p text:style-name="P68"><text:span text:style-name="T69">El coste de la información también es elevado.</text:span></text:p>
        </text:list-item>
      </text:list>
      <text:p text:style-name="P70"/>
      <text:p text:style-name="P71">NetSuite</text:p>
      <text:p text:style-name="Normal"><text:span text:style-name="T72"><text:tab/></text:span><text:span text:style-name="T73">Ventajas :<text:s/></text:span></text:p>
      <text:list text:style-name="LFO3" text:continue-numbering="true">
        <text:list-item>
          <text:p text:style-name="P74">Mejora la eficiencia de los procesos en toda la organización</text:p>
        </text:list-item>
        <text:list-item>
          <text:p text:style-name="P75">visibilidad en tiempo real</text:p>
        </text:list-item>
        <text:list-item>
          <text:p text:style-name="P76">Crecimiento acelerado</text:p>
        </text:list-item>
      </text:list>
      <text:p text:style-name="P77">Desventajas :<text:s/></text:p>
      <text:p text:style-name="P78"/>
      <text:p text:style-name="P79">Microsoft<text:s/>Dynamics</text:p>
      <text:p text:style-name="Normal"><text:span text:style-name="T80"><text:tab/></text:span><text:span text:style-name="T81">Ventajas</text:span><text:span text:style-name="T82"><text:s/>:<text:s/></text:span></text:p>
      <text:list text:style-name="LFO3" text:continue-numbering="true">
        <text:list-item>
          <text:p text:style-name="P83">Implantación de funcionalidades</text:p>
        </text:list-item>
        <text:list-item>
          <text:p text:style-name="P84">Actualizaciones automáticas.</text:p>
        </text:list-item>
        <text:list-item>
          <text:p text:style-name="P85">Capacidad estadística.</text:p>
        </text:list-item>
        <text:list-item>
          <text:p text:style-name="P86">Movilidad</text:p>
        </text:list-item>
      </text:list>
      <text:p text:style-name="P87"/>
      <text:p text:style-name="P88">Desventajas :<text:s/></text:p>
      <text:p text:style-name="P89"/>
      <text:list text:style-name="LFO3" text:continue-numbering="true">
        <text:list-item>
          <text:p text:style-name="P90"><text:span text:style-name="T91">Aspectos legales</text:span></text:p>
        </text:list-item>
        <text:list-item>
          <text:p text:style-name="P92"><text:span text:style-name="T93">Caída de internet y mantenimiento</text:span></text:p>
        </text:list-item>
        <text:list-item>
          <text:p text:style-name="P94"><text:span text:style-name="T95">Evitar perdida de gastos.</text:span></text:p>
        </text:list-item>
      </text:list>
      <text:p text:style-name="P96"/>
      <text:p text:style-name="P97">Webgrafía :</text:p>
      <text:p text:style-name="Normal"><text:span text:style-name="T98">Definición de CRM :<text:s/></text:span><text:a xlink:href="https://www.elegircrm.com/crm/que-es-un-crm" office:target-frame-name="_top" xlink:show="replace"><text:span text:style-name="T99">https://www.elegircrm.com/crm/que-es-un-crm</text:span></text:a></text:p>
      <text:p text:style-name="Normal"><text:span text:style-name="T100">Tipos de ERP :<text:s/></text:span><text:a xlink:href="https://www.emprendepyme.net/tipos-de-erp.html" office:target-frame-name="_top" xlink:show="replace"><text:span text:style-name="T101">https://www.emprendepyme.net/tipos-de-erp.html</text:span></text:a></text:p>
      <text:p text:style-name="Normal"><text:span text:style-name="T102">ERP más usados :<text:s/></text:span><text:a xlink:href="https://www.emagister.com/blog/cuales-son-los-sistemas-erp-mas-usados/" office:target-frame-name="_top" xlink:show="replace"><text:span text:style-name="T103">https://www.emagister.com/blog/cuales-son-los-sistemas-erp-mas-usados/</text:span></text:a></text:p>
      <text:p text:style-name="P104">Ventajas e inconvenientes :<text:s/></text:p>
      <text:p text:style-name="P105">SAP<text:s/>: https://www.guiaserviciosproductos.com/analisis-productos-mercado/sap-ventajas-y-desventajas.php</text:p>
      <text:p text:style-name="Normal"><text:span text:style-name="T106">ORACLE :<text:s/></text:span><text:a xlink:href="http://oraclebddepn.blogspot.com/2013/05/ventajas-y-desventajas.html" office:target-frame-name="_top" xlink:show="replace"><text:span text:style-name="T107">http://oraclebddepn.blogspot.com/2013/05/ventajas-y-desventaja</text:span><text:span text:style-name="T108">s.html</text:span></text:a></text:p>
      <text:p text:style-name="Normal"><text:span text:style-name="T109">NetSuite :<text:s/></text:span><text:a xlink:href="https://noblue.es/netsuite/netsuite-erp" office:target-frame-name="_top" xlink:show="replace"><text:span text:style-name="T110">https://noblue.es/netsuite/netsuite-erp</text:span></text:a></text:p>
      <text:p text:style-name="Normal"><text:span text:style-name="T111">Microsoft Dynamics :<text:s/></text:span><text:a xlink:href="https://canalerp.com/ventajas-desventajas-erp-nube/" office:target-frame-name="_top" xlink:show="replace"><text:span text:style-name="T112">https://canalerp.com/ventajas-desventajas-erp-nube/</text:span></text:a></text:p>
      <text:p text:style-name="P113"/>
      <text:p text:style-name="P114"/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>
        <style:tab-stops>
          <style:tab-stop style:type="center" style:position="2.9527in"/>
        </style:tab-stops>
      </style:paragraph-properties>
    </style:style>
  </office:automatic-styles>
  <office:master-styles>
    <style:master-page style:name="MP0" style:page-layout-name="PL0">
      <style:header>
        <text:p text:style-name="P2">Adrián Beigveder Jiménez<text:tab/>2 DAM I.E.S. Pablo Picass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án Beigveder</meta:initial-creator>
    <dc:creator>Adrián Beigveder</dc:creator>
    <meta:creation-date>2020-09-28T08:17:00Z</meta:creation-date>
    <dc:date>2020-09-28T08:17:00Z</dc:date>
    <meta:print-date>2020-09-28T08:10:00Z</meta:print-date>
    <meta:template xlink:href="Normal.dotm" xlink:type="simple"/>
    <meta:editing-cycles>2</meta:editing-cycles>
    <meta:editing-duration>PT60S</meta:editing-duration>
    <meta:document-statistic meta:page-count="4" meta:paragraph-count="6" meta:word-count="526" meta:character-count="3414" meta:row-count="24" meta:non-whitespace-character-count="2894"/>
  </office:meta>
</office:document-meta>
</file>